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linked-list/add-two-lists">Add two lists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linked-list/correct-a-sorted-linked-list-with-a-reversed-sublist----microsoft">Correct a sorted linked list with a reversed sublist -- Microsoft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linked-list/cut-off-circular-linked-list-node">Cut off circular linked list node</text:a> </text:p>
          </table:table-cell>
          <table:table-cell table:style-name="ce8"/>
          <table:table-cell/>
        </table:table-row>
        <table:table-row table:style-name="ro1">
          <table:table-cell table:style-name="ce4" office:value-type="string">
            <text:p><text:a xlink:href="https://sites.google.com/site/spaceofjameschen/home/linked-list/delete-a-node-in-the-middle-of-list">Delete a node in the middle of list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linked-list/flatten-and-deflatten-doubly-linked">Flatten and deflatten doubly-linked list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linked-list/list-the-last-n-nodes">List the last n nodes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linked-list/merge-linked-list">Merge two ascendant singly-linked list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linked-list/print-list-last-node-should-still-point-to-the-middle-node-of-the-updated-linkedlist----microsoft">Print list, last node should still point to the middle node of the updated linkedlist -- Microsoft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linked-list/remove-duplicate-nodes-in-an-unsorted-singly-linked-list">Remove duplicate nodes in an unsorted singly-linked list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linked-list/reverse-singly-linked-list">Reverse singly-linked list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linked-list/swap-kth-element-from-the-beginning-and-kth-element-from-the-end-of-linked-list">Swap kth element from the beginning and kth element from the end of linked list -- Amazon</text:a> </text:p>
          </table:table-cell>
          <table:table-cell table:number-columns-repeated="2"/>
        </table:table-row>
        <table:table-row table:style-name="ro2" table:number-rows-repeated="27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2:56</dc:date>
    <dc:creator>tejas </dc:creator>
    <meta:editing-duration>PT11M14S</meta:editing-duration>
    <meta:editing-cycles>12</meta:editing-cycles>
    <meta:generator>LibreOffice/3.5$Linux_x86 LibreOffice_project/350m1$Build-202</meta:generator>
    <meta:document-statistic meta:table-count="3" meta:cell-count="14" meta:object-count="0"/>
  </office:meta>
</office:document-meta>
</file>